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2.8125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el" fo:country="G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8pt" fo:language="el" fo:country="GR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language="el" fo:country="G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c6be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8pt" style:font-size-asian="15.75pt" style:font-size-complex="18pt"/>
    </style:style>
    <style:style style:name="T5" style:family="text">
      <style:text-properties fo:font-variant="normal" fo:text-transform="none" fo:color="#141b21" style:font-name="Verdana" fo:font-size="9.75pt" fo:letter-spacing="normal" fo:font-style="normal" fo:font-weight="normal"/>
    </style:style>
    <style:style style:name="T6" style:family="text">
      <style:text-properties fo:language="el" fo:country="GR" officeooo:rsid="0005b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 519 </text:p>
      <text:p text:style-name="P2">ΑΝΑΔΙΑΤΑΣΣΟΜΕΝΑ ΨΗΦΙΑΚΑ ΣΥΣΤΗΜΑΤΑ</text:p>
      <text:p text:style-name="P3"/>
      <text:p text:style-name="P2">Αναφορά εργαστηριακής άσκησης</text:p>
      <text:p text:style-name="P3"/>
      <text:p text:style-name="P4">Υλοποίηση Αλγόριθμου σε Hardware με τη χρήση τεχνικών</text:p>
      <text:p text:style-name="P4">high-level synthesis και του περιβάλλοντος SDSoC</text:p>
      <text:p text:style-name="P1"/>
      <text:p text:style-name="P1"/>
      <text:p text:style-name="Standard">LAB5914212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Μανώλης Πετράκος ΑΜ 2014030009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2pt" fo:language="el" fo:country="GR" fo:font-weight="normal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12-10T19:02:45.306000000</dc:date>
    <meta:editing-duration>PT18M23S</meta:editing-duration>
    <meta:editing-cycles>12</meta:editing-cycles>
    <meta:document-statistic meta:table-count="1" meta:image-count="0" meta:object-count="0" meta:page-count="1" meta:paragraph-count="7" meta:word-count="27" meta:character-count="212" meta:non-whitespace-character-count="191"/>
  </office:meta>
</office:document-meta>
</file>